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officeooo:rsid="0004d857" officeooo:paragraph-rsid="0004d857"/>
    </style:style>
    <style:style style:name="P4" style:family="paragraph" style:parent-style-name="Standard">
      <style:text-properties officeooo:rsid="0006b74c" officeooo:paragraph-rsid="0006b74c"/>
    </style:style>
    <style:style style:name="P5" style:family="paragraph" style:parent-style-name="Standard">
      <style:text-properties officeooo:rsid="0006b74c" officeooo:paragraph-rsid="00080b3c"/>
    </style:style>
    <style:style style:name="P6" style:family="paragraph" style:parent-style-name="Standard">
      <style:text-properties officeooo:rsid="00080b3c" officeooo:paragraph-rsid="00080b3c"/>
    </style:style>
    <style:style style:name="P7" style:family="paragraph" style:parent-style-name="Standard">
      <style:text-properties officeooo:rsid="00097718" officeooo:paragraph-rsid="00097718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06b74c" officeooo:paragraph-rsid="0006b74c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officeooo:rsid="0004d857"/>
    </style:style>
    <style:style style:name="T4" style:family="text">
      <style:text-properties officeooo:rsid="0006b74c"/>
    </style:style>
    <style:style style:name="T5" style:family="text">
      <style:text-properties officeooo:rsid="00080b3c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<text:span text:style-name="T3">Blaine Mason</text:span>] <text:s text:c="4"/></text:p>
      <text:p text:style-name="Standard">COSC <text:span text:style-name="T3">320</text:span> --- [<text:span text:style-name="T3">001</text:span>]<text:tab/><text:tab/>[<text:span text:style-name="T3">Lab01</text:span>]<text:tab/><text:tab/>[<text:span text:style-name="T3">4 February 2020 </text:span>]</text:p>
      <text:p text:style-name="Standard"/>
      <text:p text:style-name="Standard"><text:span text:style-name="T1">Lab report</text:span>: <text:span text:style-name="T5">I wrote this algorithm by using a past lab where I wrote a selection sort, and then had the sort start from both ends, performing the comparisons, and performing the swaps, shifting in each iteration. <text:s/>This lab took me ~30 minutes to code, and ~30 minutes to comment and format. <text:s/>I enjoyed the concept of this lab, specifically, the fact that even though it seems starting from both ends is faster, it still has the same time complexity.</text:span></text:p>
      <text:p text:style-name="Standard"/>
      <text:p text:style-name="Standard"><text:span text:style-name="T2">Pre-lab</text:span>:</text:p>
      <text:p text:style-name="Standard">1. <text:span text:style-name="T3">I reviewed the given sorting algorithms: Bubble, Selection, Insertion, Merge, Quicksort, and Radix sort.</text:span></text:p>
      <text:p text:style-name="Standard"/>
      <text:p text:style-name="Standard"/>
      <text:p text:style-name="Standard"/>
      <text:p text:style-name="Standard"/>
      <text:p text:style-name="Standard"/>
      <text:p text:style-name="P2">Lab 1</text:p>
      <text:p text:style-name="P1"/>
      <text:p text:style-name="P3">#include &lt;iostream&gt;</text:p>
      <text:p text:style-name="P3">#include "deSelsort.h"</text:p>
      <text:p text:style-name="P3"/>
      <text:p text:style-name="P3"/>
      <text:p text:style-name="P3">/* Author: Blaine Mason</text:p>
      <text:p text:style-name="P3"><text:s/>* Date: 2 Feburary 2020</text:p>
      <text:p text:style-name="P3"><text:s/>* Description: This sorting algorithm is a modification of seclection</text:p>
      <text:p text:style-name="P3"><text:s/>* <text:tab/><text:tab/> sort where it starts from both ends and searchs for the</text:p>
      <text:p text:style-name="P3"><text:s/>*<text:tab/><text:tab/> max and min, then sets those values to the left most</text:p>
      <text:p text:style-name="P3"><text:s/>*<text:tab/> <text:s text:c="12"/>index and right most index respectively.</text:p>
      <text:p text:style-name="P3">*/</text:p>
      <text:p text:style-name="P3">int main(){</text:p>
      <text:p text:style-name="P3"/>
      <text:p text:style-name="P3"><text:tab/>//Sample Array </text:p>
      <text:p text:style-name="P3"><text:tab/>int a[8] = {13, 5, 2, 25, 47, 17, 8, 21};</text:p>
      <text:p text:style-name="P3"><text:tab/></text:p>
      <text:p text:style-name="P3"><text:tab/>deSelsort(a, 8, false);</text:p>
      <text:p text:style-name="P3"/>
      <text:p text:style-name="P3"><text:tab/>std::cout &lt;&lt; "Final Array Sorted: " &lt;&lt; std::endl;</text:p>
      <text:p text:style-name="P3"><text:tab/></text:p>
      <text:p text:style-name="P3"><text:tab/>for(int i = 0; i &lt; 8; i++){</text:p>
      <text:p text:style-name="P3"><text:tab/><text:tab/>std::cout &lt;&lt; a[i] &lt;&lt; " "; </text:p>
      <text:p text:style-name="P3"><text:tab/>}</text:p>
      <text:p text:style-name="P3"><text:tab/>std::cout &lt;&lt; std::endl;</text:p>
      <text:p text:style-name="P3"/>
      <text:p text:style-name="P3"><text:tab/>return 0;</text:p>
      <text:p text:style-name="P3">}</text:p>
      <text:p text:style-name="P3"><text:soft-page-break/></text:p>
      <text:p text:style-name="P4">#ifndef DESELSORT_H</text:p>
      <text:p text:style-name="P4">#define DESELSORT_H</text:p>
      <text:p text:style-name="P4">#include &lt;iostream&gt;</text:p>
      <text:p text:style-name="P4"/>
      <text:p text:style-name="P4">/*</text:p>
      <text:p text:style-name="P4"><text:s/>* File Name: deSelsort.h</text:p>
      <text:p text:style-name="P4"><text:s/>* Method: deSelsort</text:p>
      <text:p text:style-name="P4"><text:s/>* Return Type: void</text:p>
      <text:p text:style-name="P4"><text:s/>* In: array of integers "arr", size of "arr", ascending boolean to</text:p>
      <text:p text:style-name="P4"><text:s/>*<text:tab/><text:tab/> enable ascending or descending order.</text:p>
      <text:p text:style-name="P4"><text:s/>* Out: "arr" is sorted in ascending or descending order respectively</text:p>
      <text:p text:style-name="P4">*/</text:p>
      <text:p text:style-name="P4">void deSelsort(int arr[], int n){</text:p>
      <text:p text:style-name="P4"><text:tab/>//minIndex -&gt; holds the index of the minimun value</text:p>
      <text:p text:style-name="P4"><text:tab/>//maxindex -&gt; holds the index of the maximum value</text:p>
      <text:p text:style-name="P4"><text:tab/>//temp -&gt; holds a temp value for swapping</text:p>
      <text:p text:style-name="P4"><text:tab/>//leftMost -&gt; holds the index of the left most position</text:p>
      <text:p text:style-name="P4"><text:tab/>//swapCount -&gt; holds the count of swaps in the loop, for demonstration</text:p>
      <text:p text:style-name="P4"><text:tab/>int minIndex, maxIndex, temp, leftMost = 0, swapCount = 0;</text:p>
      <text:p text:style-name="P4"/>
      <text:p text:style-name="P4"/>
      <text:p text:style-name="P4"><text:tab/>//while the ith index(0, 1, 2...) is no larger than the nth-ith-1(n-2, n-1, n)</text:p>
      <text:p text:style-name="P4"><text:tab/>while(leftMost &lt;= n-leftMost-1){</text:p>
      <text:p text:style-name="P4"><text:tab/><text:tab/>//rightMost -&gt; holds the index of the right most position</text:p>
      <text:p text:style-name="P4"><text:tab/><text:tab/>int rightMost = n-leftMost-1;</text:p>
      <text:p text:style-name="P4"/>
      <text:p text:style-name="P4"><text:tab/><text:tab/>//left the min and max indecies be the left and right most</text:p>
      <text:p text:style-name="P4"><text:tab/><text:tab/>minIndex = leftMost;</text:p>
      <text:p text:style-name="P4"><text:tab/><text:tab/>maxIndex = rightMost;</text:p>
      <text:p text:style-name="P4"><text:tab/><text:tab/>//walk the array finding the min and max indicies</text:p>
      <text:p text:style-name="P4"><text:tab/><text:tab/>for(int j = leftMost + 1; j &lt;= rightMost; j++){</text:p>
      <text:p text:style-name="P4"><text:tab/><text:tab/><text:tab/>//if ascending is true sort in ascending order else, descending</text:p>
      <text:p text:style-name="P4"><text:tab/><text:tab/><text:tab/>if(arr[j] &lt;= arr[minIndex]){</text:p>
      <text:p text:style-name="P4"><text:tab/><text:tab/><text:tab/><text:tab/>minIndex = j;</text:p>
      <text:p text:style-name="P4"><text:tab/><text:tab/><text:tab/>}</text:p>
      <text:p text:style-name="P4"><text:tab/><text:tab/><text:tab/>if(arr[j] &gt;= arr[maxIndex]){</text:p>
      <text:p text:style-name="P4"><text:tab/><text:tab/><text:tab/><text:tab/>maxIndex = j;</text:p>
      <text:p text:style-name="P4"><text:tab/><text:tab/><text:tab/>}</text:p>
      <text:p text:style-name="P4"><text:tab/><text:tab/>}</text:p>
      <text:p text:style-name="P4"/>
      <text:p text:style-name="P4"><text:tab/><text:tab/>//perform the swap for the minimum element</text:p>
      <text:p text:style-name="P4"><text:tab/><text:tab/>//temp -&gt; left most value</text:p>
      <text:p text:style-name="P4"><text:tab/><text:tab/>//arr[leftMost] -&gt; value of minimum element</text:p>
      <text:p text:style-name="P4"><text:tab/><text:tab/>//arr[minIndex] -&gt; left most value</text:p>
      <text:p text:style-name="P4"><text:tab/><text:tab/>temp = arr[leftMost];</text:p>
      <text:p text:style-name="P4"><text:soft-page-break/><text:tab/><text:tab/>arr[leftMost] = arr[minIndex];</text:p>
      <text:p text:style-name="P4"><text:tab/><text:tab/>arr[minIndex] = temp;</text:p>
      <text:p text:style-name="P4"><text:tab/><text:tab/>swapCount++;</text:p>
      <text:p text:style-name="P4"/>
      <text:p text:style-name="P4"><text:tab/><text:tab/>//perform the swap for the maximum element</text:p>
      <text:p text:style-name="P4"><text:tab/><text:tab/>//temp -&gt; right most value</text:p>
      <text:p text:style-name="P4"><text:tab/><text:tab/>//arr[rightMost] -&gt; maximum element</text:p>
      <text:p text:style-name="P4"><text:tab/><text:tab/>//arr[maxIndex] -&gt; right most value</text:p>
      <text:p text:style-name="P4"><text:tab/><text:tab/>//</text:p>
      <text:p text:style-name="P4"><text:tab/><text:tab/>temp = arr[rightMost];</text:p>
      <text:p text:style-name="P4"><text:tab/><text:tab/>arr[rightMost] = arr[maxIndex];</text:p>
      <text:p text:style-name="P4"><text:tab/><text:tab/>arr[maxIndex] = temp;</text:p>
      <text:p text:style-name="P4"><text:tab/><text:tab/>swapCount++;</text:p>
      <text:p text:style-name="P4"/>
      <text:p text:style-name="P4"><text:tab/><text:tab/>//display the array for each iteration of the while loop</text:p>
      <text:p text:style-name="P4"><text:tab/><text:tab/>for(int k = 0; k &lt; n; k++){</text:p>
      <text:p text:style-name="P4"><text:tab/><text:tab/><text:tab/>std::cout &lt;&lt; arr[k] &lt;&lt; " ";</text:p>
      <text:p text:style-name="P4"><text:tab/><text:tab/>}</text:p>
      <text:p text:style-name="P4"><text:tab/><text:tab/>std::cout &lt;&lt; std::endl;</text:p>
      <text:p text:style-name="P4"/>
      <text:p text:style-name="P4"><text:tab/><text:tab/>//Display info for algorithm analysis</text:p>
      <text:p text:style-name="P4"><text:tab/><text:tab/>std::cout &lt;&lt; leftMost + 1 &lt;&lt; " pass" &lt;&lt; std::endl;</text:p>
      <text:p text:style-name="P4"><text:tab/><text:tab/>std::cout &lt;&lt; "Max Value: " &lt;&lt; arr[rightMost] &lt;&lt; std::endl &lt;&lt; "Min Value: <text:tab/><text:tab/><text:tab/>" &lt;&lt; arr[leftMost] &lt;&lt; std::endl;</text:p>
      <text:p text:style-name="P4"/>
      <text:p text:style-name="P4"><text:tab/><text:tab/>std::cout &lt;&lt; "Total Swaps: " &lt;&lt; swapCount &lt;&lt; std::endl &lt;&lt; std::endl;</text:p>
      <text:p text:style-name="P4"/>
      <text:p text:style-name="P4"><text:tab/><text:tab/>//increase the leftMost in order to shift the rightMost left ex:</text:p>
      <text:p text:style-name="P4"><text:tab/><text:tab/>//[0, <text:s text:c="2"/>0, <text:s text:c="3"/>9, <text:s text:c="2"/>3, <text:s text:c="2"/>2, <text:s text:c="2"/>4]</text:p>
      <text:p text:style-name="P4"><text:tab/><text:tab/>// ^-leftMost <text:s text:c="14"/>^-rightMost</text:p>
      <text:p text:style-name="P4"><text:tab/><text:tab/>//post increase:</text:p>
      <text:p text:style-name="P4"><text:tab/><text:tab/>//[0, <text:s text:c="2"/>0, <text:s text:c="3"/>9, <text:s text:c="2"/>3, <text:s text:c="2"/>2, <text:s text:c="2"/>4]</text:p>
      <text:p text:style-name="P4"><text:tab/><text:tab/>// <text:s text:c="6"/>^-leftMost <text:s text:c="2"/>^-rightMost</text:p>
      <text:p text:style-name="P4"><text:tab/><text:tab/>leftMost++;</text:p>
      <text:p text:style-name="P4"><text:tab/>}</text:p>
      <text:p text:style-name="P4">};</text:p>
      <text:p text:style-name="P4">#endif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Standard">……</text:p>
      <text:p text:style-name="P4">Output:</text:p>
      <text:p text:style-name="P4"/>
      <text:p text:style-name="P4">In ascending:</text:p>
      <text:p text:style-name="P7">-----------------------------------------------------------------------------------------------------------</text:p>
      <text:p text:style-name="P4">2 5 13 25 21 17 8 47 </text:p>
      <text:p text:style-name="P4">1 pass</text:p>
      <text:p text:style-name="P4">Max Value: 47</text:p>
      <text:p text:style-name="P4">Min Value: 2</text:p>
      <text:p text:style-name="P4">Total Swaps: 2</text:p>
      <text:p text:style-name="P4"/>
      <text:p text:style-name="P4">2 5 13 8 21 17 25 47 </text:p>
      <text:p text:style-name="P4">2 pass</text:p>
      <text:p text:style-name="P4">Max Value: 25</text:p>
      <text:p text:style-name="P4">Min Value: 5</text:p>
      <text:p text:style-name="P4">Total Swaps: 4</text:p>
      <text:p text:style-name="P4"/>
      <text:p text:style-name="P4">2 5 8 13 17 21 25 47 </text:p>
      <text:p text:style-name="P4">3 pass</text:p>
      <text:p text:style-name="P4">Max Value: 21</text:p>
      <text:p text:style-name="P4">Min Value: 8</text:p>
      <text:p text:style-name="P4">Total Swaps: 6</text:p>
      <text:p text:style-name="P4"/>
      <text:p text:style-name="P4">2 5 8 13 17 21 25 47 </text:p>
      <text:p text:style-name="P4">4 pass</text:p>
      <text:p text:style-name="P4">Max Value: 17</text:p>
      <text:p text:style-name="P4">Min Value: 13</text:p>
      <text:p text:style-name="P4">Total Swaps: 8</text:p>
      <text:p text:style-name="P4"/>
      <text:p text:style-name="P4">Final Array Sorted: </text:p>
      <text:p text:style-name="P9">2 5 8 13 17 21 25 4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…….</text:p>
      <text:p text:style-name="P4">Answers:</text:p>
      <text:p text:style-name="P4">1.) When the left hand side that increments every iteration, meets the right hand side that decrements every iteration.</text:p>
      <text:p text:style-name="P6">Right hand = largest, second largest, third largest, …</text:p>
      <text:p text:style-name="P6">Left hand = smallest, second smallest, third smallest, ...</text:p>
      <text:p text:style-name="P6">EX:</text:p>
      <text:p text:style-name="P5">[<text:span text:style-name="T5">1</text:span>, <text:s text:c="2"/><text:span text:style-name="T5">2</text:span>, <text:s text:c="3"/><text:span text:style-name="T5">3</text:span>, <text:s text:c="2"/><text:span text:style-name="T5">4</text:span>, <text:s text:c="2"/><text:span text:style-name="T5">5</text:span>, <text:s text:c="2"/><text:span text:style-name="T5">6</text:span>]</text:p>
      <text:p text:style-name="P5"><text:span text:style-name="T5"><text:s text:c="6"/>Left-^ <text:s text:c="3"/>^-Right hand side</text:span><text:tab/></text:p>
      <text:p text:style-name="P6"/>
      <text:p text:style-name="P6">2.) The time complexity of the double ended selection sort is O(n<text:span text:style-name="T6">2</text:span><text:span text:style-name="T7">) since it will at most take O(n/2) * O(n/2) which would O(n</text:span><text:span text:style-name="T6">2</text:span><text:span text:style-name="T7">/4), but by Theorem 1, double ended selection sort is O(n</text:span><text:span text:style-name="T6">2</text:span><text:span text:style-name="T7">). <text:s/>It is not better in time complexity since select sort is also O(n</text:span><text:span text:style-name="T6">2</text:span><text:span text:style-name="T7">).</text:span><text:span text:style-name="T4"> </text:span></text:p>
      <text:p text:style-name="Standard"/>
      <text:p text:style-name="Standard">……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[Student Name]     </dc:title>
    <meta:initial-creator>Information Technology</meta:initial-creator>
    <meta:creation-date>2006-09-26T14:08:00</meta:creation-date>
    <dc:date>2020-02-04T09:38:17.646949004</dc:date>
    <meta:editing-cycles>7</meta:editing-cycles>
    <meta:editing-duration>PT21M32S</meta:editing-duration>
    <meta:print-date>2020-02-04T09:37:21.440948340</meta:print-date>
    <meta:document-statistic meta:table-count="0" meta:image-count="0" meta:object-count="0" meta:page-count="5" meta:paragraph-count="135" meta:word-count="776" meta:character-count="4609" meta:non-whitespace-character-count="3722"/>
    <meta:generator>LibreOffice/5.3.6.1$Linux_X86_64 LibreOffice_project/30$Build-1</meta:generator>
  </office:meta>
</office:document-meta>
</file>